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under>
          <mo stretchy="false">∑</mo>
          <mi>j</mi>
        </munder>
        <msup>
          <mrow>
            <mo stretchy="false">∣</mo>
            <mrow>
              <msub>
                <mi>c</mi>
                <mi>j</mi>
              </msub>
            </mrow>
            <mo stretchy="false">∣</mo>
          </mrow>
          <mn>2</mn>
        </msup>
      </mrow>
      <mrow>
        <mi/>
        <mo stretchy="false">=</mo>
        <mi/>
      </mrow>
      <mfenced open="〈" close="〉">
        <mrow>
          <mrow>
            <mo stretchy="false">ϕ</mo>
          </mrow>
          <mo stretchy="false">∣</mo>
          <mrow>
            <mo stretchy="false">ϕ</mo>
          </mrow>
        </mrow>
      </mfenced>
      <mrow>
        <mi/>
        <mo stretchy="false">=</mo>
        <mi/>
      </mrow>
      <msup>
        <mrow>
          <mo stretchy="false">∥</mo>
          <mrow>
            <mo stretchy="false">ϕ</mo>
          </mrow>
          <mo stretchy="false">∥</mo>
        </mrow>
        <mn>2</mn>
      </msup>
    </mrow>
    <annotation encoding="StarMath 5.0">sum from j lline c _j rline ^2 `=` left langle %iphi mline %iphi right rangle `=` ldline %iphi rdline ^2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6T21:37:20.078000000</meta:creation-date>
    <meta:generator>LibreOffice/4.1.4.2$Windows_x86 LibreOffice_project/0a0440ccc0227ad9829de5f46be37cfb6edcf72</meta:generator>
  </office:meta>
</office:document-meta>
</file>